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oglio1" table:style-name="ta1" table:print="false"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89.6" calcext:value-type="float">
            <text:p>1489,6</text:p>
          </table:table-cell>
          <table:table-cell/>
          <table:table-cell>
            <draw:frame table:end-cell-address="Foglio1.K25" table:end-x="0.307cm" table:end-y="0.08cm" draw:z-index="0" draw:style-name="gr1" draw:text-style-name="P1" svg:width="16.007cm" svg:height="9.015cm" svg:x="0.114cm" svg:y="0.14cm">
              <draw:object draw:notify-on-update-of-ranges="Foglio1.A5:Foglio1.A8 Foglio1.B5:Foglio1.B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05.6" calcext:value-type="float">
            <text:p>705,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5.2" calcext:value-type="float">
            <text:p>235,2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8.2" calcext:value-type="float">
            <text:p>88,2</text:p>
          </table:table-cell>
          <table:table-cell table:number-columns-repeated="2"/>
        </table:table-row>
        <table:table-row table:style-name="ro1" table:number-rows-repeated="19">
          <table:table-cell table:number-columns-repeated="4"/>
        </table:table-row>
        <table:table-row table:style-name="ro1">
          <table:table-cell office:value-type="string" calcext:value-type="string">
            <text:p>https://www.tsijournals.com/articles/design-of-throttle-body-a-comparative-study-of-different-shaft-profiles-using-cfd-analysis.pdf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<text:a xlink:href="http://www.diva-portal.org/smash/get/diva2:23184/FULLTEXT01.pdf#page=22&amp;zoom=200,-180,625" xlink:type="simple">http://www.diva-portal.org/smash/get/diva2:23184/FULLTEXT01.pdf#page=22&amp;zoom=200,-180,625</text:a></text:p>
          </table:table-cell>
          <table:table-cell table:number-columns-repeated="3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9:33:19.441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Gabriele Trevisan</meta:initial-creator>
    <meta:creation-date>2022-07-05T18:19:21.61</meta:creation-date>
    <dc:date>2022-07-06T20:26:53.283000000</dc:date>
    <meta:editing-duration>PT21M44S</meta:editing-duration>
    <meta:editing-cycles>2</meta:editing-cycles>
    <meta:generator>LibreOffice/7.0.4.2$Windows_X86_64 LibreOffice_project/dcf040e67528d9187c66b2379df5ea4407429775</meta:generator>
    <meta:document-statistic meta:table-count="3" meta:cell-count="1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1cm" xlink:href=".." xlink:type="simple" chart:class="chart:scatter" chart:style-name="ch1">
        <chart:legend chart:legend-position="end" svg:x="13.071cm" svg:y="4.191cm" style:legend-expansion="high" chart:style-name="ch2"/>
        <chart:plot-area chart:style-name="ch3" table:cell-range-address="Foglio1.A5:Foglio1.B8" svg:x="0.32cm" svg:y="0.179cm" svg:width="12.431cm" svg:height="8.623cm">
          <chart:coordinate-region svg:x="1.127cm" svg:y="0.378cm" svg:width="11.158cm" svg:height="7.7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B5:Foglio1.B8" chart:class="chart:scatter">
            <chart:domain table:cell-range-address="Foglio1.A5:Foglio1.A8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Foglio1.A5:Foglio1.A8</svg:desc>
                </draw:g>
              </table:table-cell>
              <table:table-cell office:value-type="float" office:value="1489.6">
                <text:p>1489.6</text:p>
                <draw:g>
                  <svg:desc>Foglio1.B5:Foglio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705.6">
                <text:p>705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235.2">
                <text:p>235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88.2">
                <text:p>88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